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1" style:font-name-complex="Tahoma2"/>
    </style:style>
    <style:style style:name="T8" style:family="text">
      <style:text-properties fo:font-weight="bold" style:font-name-asian="Tahoma1" style:font-weight-asian="bold" style:font-name-complex="Tahoma2" style:font-weight-complex="bold"/>
    </style:style>
    <style:style style:name="T9" style:family="text">
      <style:text-properties style:font-name="Arial"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style-name="ce51"/>
          <table:covered-table-cell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27">
            <text:p>27</text:p>
          </table:table-cell>
          <table:table-cell table:style-name="ce170" table:formula="of:=COUNTIF([.L$7:.L$1015];[.$J2])" office:value-type="float" office:value="28">
            <text:p>28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1">
            <text:p>1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style-name="ce135"/>
          <table:covered-table-cell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ce177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</text:span><text:span text:style-name="T6">All</text:span> link in <text:span text:style-name="T6">My </text:span><text:span text:style-name="T6">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</text:span><text:span text:style-name="T8">new space</text:span></text:p>
            <text:p><text:span text:style-name="T7">- Input Name </text:span><text:span text:style-name="T7">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</text:span><text:span text:style-name="T6">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</text:span><text:span text:style-name="T6">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</text:span><text:span text:style-name="T9">space: </text:span></text:p>
            <text:p>- Click <text:span text:style-name="T6">Space </text:span><text:span text:style-name="T6">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3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</text:span><text:span text:style-name="T6">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</text:span><text:span text:style-name="T6">Groups → </text:span><text:span text:style-name="T6">Portal </text:span><text:span text:style-name="T6">Administrati</text:span><text:span text:style-name="T6">on → <text:s/></text:span><text:span text:style-name="T6">Application </text:span><text:span text:style-name="T6">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</text:span><text:span text:style-name="T6">Groups → <text:s/></text:span><text:span text:style-name="T6">Developers </text:span><text:span text:style-name="T6">→ <text:s/>IDE</text:span></text:p>
            <text:p>- Then <text:span text:style-name="T6">Group </text:span><text:span text:style-name="T6">Editor → <text:s/></text:span><text:span text:style-name="T6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thao.pham</text:p>
          </table:table-cell>
          <table:table-cell table:style-name="ce174" office:value-type="string">
            <text:p>Failed</text:p>
          </table:table-cell>
          <table:table-cell table:style-name="ce175" office:value-type="string">
            <text:p>Passed</text:p>
          </table:table-cell>
          <table:table-cell table:style-name="ce175" office:value-type="string">
            <text:p>TESTVN-5728</text:p>
          </table:table-cell>
          <table:table-cell table:style-name="ce175" table:number-columns-repeated="233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 table:number-rows-repeated="5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3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 table:number-rows-repeated="10">
          <table:table-cell table:style-name="ce117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0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3T10:48:22</dc:date>
    <meta:print-date>2008-06-17T00:45:47</meta:print-date>
    <meta:editing-cycles>796</meta:editing-cycles>
    <meta:editing-duration>PT312H36M58S</meta:editing-duration>
    <dc:creator>exoplatform </dc:creator>
    <meta:document-statistic meta:table-count="4" meta:cell-count="503" meta:object-count="1"/>
    <meta:user-defined meta:name="Info 1"/>
    <meta:user-defined meta:name="Info 2"/>
    <meta:user-defined meta:name="Info 3"/>
    <meta:user-defined meta:name="Info 4"/>
  </office:meta>
</office:document-meta>
</file>